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</style:style>
    <style:style style:name="T2" style:parent-style-name="Fonteparág.padrão" style:family="text">
      <style:text-properties style:font-name="Calibri" fo:color="#FF0000" fo:font-size="11pt" style:font-size-asian="11pt"/>
    </style:style>
    <style:style style:name="P3" style:parent-style-name="Standard" style:family="paragraph">
      <style:paragraph-properties fo:margin-bottom="0.1388in" fo:line-height="115%"/>
    </style:style>
    <style:style style:name="T4" style:parent-style-name="Fonteparág.padrão" style:family="text">
      <style:text-properties style:font-name="Calibri" fo:color="#FF0000" fo:font-size="11pt" style:font-size-asian="11pt"/>
    </style:style>
    <style:style style:name="P5" style:parent-style-name="Standard" style:family="paragraph">
      <style:paragraph-properties fo:margin-bottom="0.1388in" fo:line-height="115%"/>
    </style:style>
    <style:style style:name="T6" style:parent-style-name="Fonteparág.padrão" style:family="text">
      <style:text-properties style:font-name="Calibri" fo:color="#FF0000" fo:font-size="11pt" style:font-size-asian="11pt"/>
    </style:style>
    <style:style style:name="P7" style:parent-style-name="Standard" style:family="paragraph">
      <style:paragraph-properties fo:margin-bottom="0.1388in" fo:line-height="115%"/>
    </style:style>
    <style:style style:name="T8" style:parent-style-name="Fonteparág.padrão" style:family="text">
      <style:text-properties style:font-name="Calibri" fo:color="#FF0000" fo:font-size="11pt" style:font-size-asian="11pt"/>
    </style:style>
    <style:style style:name="P9" style:parent-style-name="Standard" style:family="paragraph">
      <style:paragraph-properties fo:margin-bottom="0.1388in" fo:line-height="115%"/>
    </style:style>
    <style:style style:name="T10" style:parent-style-name="Fonteparág.padrão" style:family="text">
      <style:text-properties style:font-name="Calibri" fo:color="#FF0000" fo:font-size="11pt" style:font-size-asian="11pt"/>
    </style:style>
    <style:style style:name="P11" style:parent-style-name="Standard" style:family="paragraph">
      <style:paragraph-properties fo:margin-bottom="0.1388in" fo:line-height="115%"/>
    </style:style>
    <style:style style:name="T12" style:parent-style-name="Fonteparág.padrão" style:family="text">
      <style:text-properties style:font-name="Calibri" fo:color="#FF0000" fo:font-size="11pt" style:font-size-asian="11pt"/>
    </style:style>
    <style:style style:name="T13" style:parent-style-name="Fonteparág.padrão" style:family="text">
      <style:text-properties style:font-name="Calibri" fo:color="#000000" fo:font-size="11pt" style:font-size-asian="11pt"/>
    </style:style>
    <style:style style:name="T14" style:parent-style-name="Fonteparág.padrão" style:family="text">
      <style:text-properties style:font-name="Calibri" fo:color="#FF0000" fo:font-size="11pt" style:font-size-asian="11pt"/>
    </style:style>
    <style:style style:name="T15" style:parent-style-name="Fonteparág.padrão" style:family="text">
      <style:text-properties style:font-name="Calibri" fo:color="#FF0000" fo:font-size="11pt" style:font-size-asian="11pt"/>
    </style:style>
    <style:style style:name="T16" style:parent-style-name="Fonteparág.padrão" style:family="text">
      <style:text-properties style:font-name="Calibri" fo:color="#FF0000" fo:font-size="11pt" style:font-size-asian="11pt"/>
    </style:style>
    <style:style style:name="P17" style:parent-style-name="Standard" style:family="paragraph">
      <style:paragraph-properties fo:margin-bottom="0.1388in" fo:line-height="115%"/>
    </style:style>
    <style:style style:name="T18" style:parent-style-name="Fonteparág.padrão" style:family="text">
      <style:text-properties style:font-name="Calibri" fo:color="#FF0000" fo:font-size="11pt" style:font-size-asian="11pt"/>
    </style:style>
    <style:style style:name="P19" style:parent-style-name="Standard" style:family="paragraph">
      <style:paragraph-properties fo:margin-bottom="0.1388in" fo:line-height="115%"/>
    </style:style>
    <style:style style:name="T20" style:parent-style-name="Fonteparág.padrão" style:family="text">
      <style:text-properties style:font-name="Calibri" fo:color="#FF0000" fo:font-size="11pt" style:font-size-asian="11pt"/>
    </style:style>
    <style:style style:name="P21" style:parent-style-name="Standard" style:family="paragraph">
      <style:paragraph-properties fo:margin-bottom="0.1388in" fo:line-height="115%"/>
    </style:style>
    <style:style style:name="T22" style:parent-style-name="Fonteparág.padrão" style:family="text">
      <style:text-properties style:font-name="Calibri" fo:color="#FF0000" fo:font-size="11pt" style:font-size-asian="11pt"/>
    </style:style>
    <style:style style:name="P23" style:parent-style-name="Standard" style:family="paragraph">
      <style:paragraph-properties fo:margin-bottom="0.1388in" fo:line-height="115%"/>
    </style:style>
    <style:style style:name="T24" style:parent-style-name="Fonteparág.padrão" style:family="text">
      <style:text-properties style:font-name="Calibri" fo:color="#FF0000" fo:font-size="11pt" style:font-size-asian="11pt"/>
    </style:style>
    <style:style style:name="T25" style:parent-style-name="Fonteparág.padrão" style:family="text">
      <style:text-properties style:font-name="Calibri" fo:color="#FF0000" fo:font-size="11pt" style:font-size-asian="11pt"/>
    </style:style>
    <style:style style:name="T26" style:parent-style-name="Fonteparág.padrão" style:family="text">
      <style:text-properties style:font-name="Calibri" fo:font-size="11pt" style:font-size-asian="11pt"/>
    </style:style>
  </office:automatic-styles>
  <office:body>
    <office:text text:use-soft-page-breaks="true">
      <text:p text:style-name="P1"><text:span text:style-name="T2">11.2.2 CONHECIMENTOS BÁSICOS PARA TODAS AS ÁREAS</text:span></text:p>
      <text:p text:style-name="P3"><text:span text:style-name="T4">LÍNGUA PORTUGUESA: 1 Compreensão e interpretação de textos de gêneros variados. 2 Reconhecimento de tipos e gêneros textuais. 3 Domínio da ortografia oficial. 4 Domínio dos mecanismos de coesão textual. 4.1 Emprego de elementos de referenciação, substituição e repetição, de conectores e de outros elementos de sequenciação textual. 4.2 Emprego de tempos e modos verbais. 5 Domínio da estrutura morfossintática do período. 5.1 Emprego das classes de palavras. 5.2 Relações de coordenação entre orações e entre termos da oração. 5.3 Relações de subordinação entre orações e entre termos da oração. 5.4 Emprego dos sinais de pontuação. 5.5 Concordância verbal e nominal. 5.6 Regência verbal e nominal. 5.7 Emprego do sinal indicativo de crase. 5.8 Colocação dos pronomes átonos. 6 Reescrita de frases e parágrafos do texto. 6.1 Significaçãodas palavras. 6.2 Substituição de palavras ou de trechos de texto. 6.3 Reorganização da estrutura de orações e de períodos do texto. 6.4 Reescrita de textos de diferentes gêneros e níveis de formalidade.</text:span></text:p>
      <text:p text:style-name="P5"><text:span text:style-name="T6">LÍNGUA INGLESA: 1 Compreensão de textos escritos em língua inglesa. 2 Itens gramaticais relevantes para o entendimento dos sentidos dos textos.</text:span></text:p>
      <text:p text:style-name="P7"><text:span text:style-name="T8">RACIOCÍNIO LÓGICO: 1 Estruturas lógicas. 2 Lógica de argumentação: analogias, inferências, deduções e conclusões. 3 Lógica sentencial (ou proposicional). 3.1 Proposições simples e compostas. 3.2 Tabelas-verdade. 3.3 Equivalências. 3.4 Leis de Morgan. 3.5 Diagramas lógicos. 4 Lógica de primeira ordem. <text:s/>5 Princípios de contagem e probabilidade. 6 Operações com conjuntos. 7 Raciocínio lógico envolvendo problemas aritméticos, geométricos e matriciais.</text:span></text:p>
      <text:p text:style-name="P9"><text:span text:style-name="T10">ÁREA 3: DESENVOLVIMENTO DE SISTEMAS</text:span></text:p>
      <text:p text:style-name="P11"><text:span text:style-name="T12">SEGURANÇA DA INFORMAÇÃO: 1 Confiabilidade, integridade e disponibilidade. 2 Mecanismos de segurança. 2.1 Controle de acesso. 3 Gerência de riscos. 3.1 Ameaça, vulnerabilidade e impacto.<text:s/></text:span><text:span text:style-name="T13">4 OAuth 2, JWT.<text:s/></text:span><text:span text:style-name="T14">5 Noções básicas de Ciclo de Vida de Desenvolvimento Seguro (SDL – Security Development Lifecycle), OWASP Top 10 (</text:span><text:a xlink:href="https://owasp.org/www-project-topten/" office:target-frame-name="_top" xlink:show="replace"><text:span text:style-name="T15">https://owasp.org/www-project-topten/</text:span></text:a><text:span text:style-name="T16">). Análise estática e dinâmica de código (SAST – Static Application Security Testing e DAST – Dynamic Application Security Testing”).</text:span></text:p>
      <text:p text:style-name="P17"><text:span text:style-name="T18">PROCESSO: 1 Processo orientado a reúso. 2 Ciclos de vida. 2.1 Modelo cascata. 2.2 Modelo ágil. 3 Metodologias ágeis de desenvolvimento. 3.1 Scrum, TDD, Modelagem Ágil e Kanban.</text:span></text:p>
      <text:p text:style-name="P19"><text:span text:style-name="T20">TECNOLOGIA: 1 Banco de dados. 1.1 Arquitetura de banco de dados: relacional (Oracle). 1.2 Modelagem de banco de dados: físico, lógico e conceitual. 1.3 Álgebra relacional, SQL/ANSI e linguagens procedurais embarcadas. 1.4 Conceito de transação; Concorrência; Recuperação; Integridade. 1.5 Índices e otimização de acesso 2 Linguagens de programação. 2.1 Java, JavaScript, C#, Componentização; Sub-rotinas (passagem de parâmetros por endereço, referência e valor); Escopo de Variáveis; Tipos de dados (vinculação; verificação de tipos; tipificação forte); Programação orientada a objetos (conceitos de orientação por objetos, herança, polimorfismo, propriedades, métodos); Programação por eventos. Padrão MVC (Model-View-Controller) de Projeto. 3 Tecnologias e práticas frontend web: HTML, CSS, UX, Ajax, frameworks (VueJS e React). 3.1 Padrões de frontend. 3.1.1 SPA e PWA. 4 Protocolos HTTPS, SSL/TLS.</text:span></text:p>
      <text:soft-page-break/>
      <text:p text:style-name="P21"><text:span text:style-name="T22">ENGENHARIA DE SOFTWARE: 1 Engenharia de requisitos. 2 Análise e projeto. 3 Implementação: orientação a objetos, estrutura de dados e algoritmos. 4 Qualidade. 4.1 Análise de código. 4.2 Teste unitário. 4.3 Teste de integração. 4.4 Teste de RNF (carga, estresse). 5 Gestão de configuração. 5.1 DevOps, CI/CD.</text:span></text:p>
      <text:p text:style-name="P23"><text:span text:style-name="T24">ARQUITETURA: 1 Padrões de projeto. 2 GoF. 2.1 Padrões de criação (Singleton, Prototype). 2.2 Padrões estruturais (Adapter, Facade). 2.3 Padrões comportamentais (Command, Iterator). 3 Padrões GRASP (Controller, Expert). 4 SOLID. 5 Tecnologias de integração. 5.1 Web services e APIs. 5.1.1 RESTful. 5.3 Mensageria. 6 Design de software. 6.1 Arquitetura hexagonal, microsserviços (orquestração de serviços e API gateway) e containers. 7 Transações<text:s/></text:span><text:span text:style-name="T25">distribuídas</text:span><text:span text:style-name="T26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rtur Wiederkehr</dc:creator>
    <meta:creation-date>2025-01-25T02:49:00Z</meta:creation-date>
    <dc:date>2025-01-25T02:51:00Z</dc:date>
    <meta:template xlink:href="Normal.dotm" xlink:type="simple"/>
    <meta:editing-cycles>4</meta:editing-cycles>
    <meta:editing-duration>PT6840S</meta:editing-duration>
    <meta:document-statistic meta:page-count="2" meta:paragraph-count="8" meta:word-count="642" meta:character-count="4103" meta:row-count="28" meta:non-whitespace-character-count="3469"/>
  </office:meta>
</office:document-meta>
</file>